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4ea6b" draw:textarea-horizontal-align="justify" draw:textarea-vertical-align="middle" draw:auto-grow-height="false" fo:min-height="0.863cm" fo:min-width="0.611cm" loext:decorative="false"/>
    </style:style>
    <style:style style:name="gr2" style:family="graphic" style:parent-style-name="standard">
      <style:graphic-properties draw:fill-color="#d4ea6b" draw:textarea-horizontal-align="justify" draw:textarea-vertical-align="middle" draw:auto-grow-height="false" fo:min-height="0.863cm" fo:min-width="0.613cm" loext:decorative="false"/>
    </style:style>
    <style:style style:name="gr3" style:family="graphic" style:parent-style-name="standard">
      <style:graphic-properties draw:fill-color="#d4ea6b" draw:textarea-horizontal-align="justify" draw:textarea-vertical-align="middle" draw:auto-grow-height="false" fo:min-height="0.863cm" fo:min-width="0.612cm" loext:decorative="false"/>
    </style:style>
    <style:style style:name="gr4" style:family="graphic" style:parent-style-name="standard">
      <style:graphic-properties draw:fill-color="#d4ea6b" draw:textarea-horizontal-align="justify" draw:textarea-vertical-align="middle" draw:auto-grow-height="false" fo:min-height="0.861cm" fo:min-width="0.611cm" loext:decorative="false"/>
    </style:style>
    <style:style style:name="gr5" style:family="graphic" style:parent-style-name="standard">
      <style:graphic-properties draw:fill-color="#d4ea6b" draw:textarea-horizontal-align="justify" draw:textarea-vertical-align="middle" draw:auto-grow-height="false" fo:min-height="0.861cm" fo:min-width="0.613cm" loext:decorative="false"/>
    </style:style>
    <style:style style:name="gr6" style:family="graphic" style:parent-style-name="standard">
      <style:graphic-properties draw:fill-color="#d4ea6b" draw:textarea-horizontal-align="justify" draw:textarea-vertical-align="middle" draw:auto-grow-height="false" fo:min-height="0.861cm" fo:min-width="0.612cm" loext:decorative="false"/>
    </style:style>
    <style:style style:name="gr7" style:family="graphic" style:parent-style-name="standard">
      <style:graphic-properties draw:fill-color="#d4ea6b" draw:textarea-horizontal-align="justify" draw:textarea-vertical-align="middle" draw:auto-grow-height="false" fo:min-height="0.862cm" fo:min-width="0.611cm" loext:decorative="false"/>
    </style:style>
    <style:style style:name="gr8" style:family="graphic" style:parent-style-name="standard">
      <style:graphic-properties draw:fill-color="#d4ea6b" draw:textarea-horizontal-align="justify" draw:textarea-vertical-align="middle" draw:auto-grow-height="false" fo:min-height="0.862cm" fo:min-width="0.613cm" loext:decorative="false"/>
    </style:style>
    <style:style style:name="gr9" style:family="graphic" style:parent-style-name="standard">
      <style:graphic-properties draw:fill-color="#d4ea6b" draw:textarea-horizontal-align="justify" draw:textarea-vertical-align="middle" draw:auto-grow-height="false" fo:min-height="0.862cm" fo:min-width="0.612cm" loext:decorative="false"/>
    </style:style>
    <style:style style:name="gr10" style:family="graphic" style:parent-style-name="standard">
      <style:graphic-properties draw:stroke="none" draw:fill-color="#729fcf" draw:opacity="0%" draw:textarea-horizontal-align="justify" draw:textarea-vertical-align="middle" draw:auto-grow-height="false" fo:min-height="1.25cm" fo:min-width="10.5cm" style:writing-mode="lr-tb" loext:decorative="false"/>
      <style:paragraph-properties style:writing-mode="lr-tb"/>
    </style:style>
    <style:style style:name="P1" style:family="paragraph">
      <loext:graphic-properties draw:fill-color="#d4ea6b"/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-color="#729fcf" draw:opacity="0%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11cm" svg:height="1.113cm" svg:x="2.38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3.492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4.60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5.716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6.829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7.94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9.053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10.164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12.388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12.388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11.276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6.829cm" svg:y="3.3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7.94cm" svg:y="3.3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9.053cm" svg:y="3.3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10.164cm" svg:y="3.3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12.388cm" svg:y="3.3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12.388cm" svg:y="3.3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11.276cm" svg:y="3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6.829cm" svg:y="4.4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7.94cm" svg:y="4.4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9.053cm" svg:y="4.4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10.164cm" svg:y="4.4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12.388cm" svg:y="4.4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12.388cm" svg:y="4.4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11.276cm" svg:y="4.4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6.829cm" svg:y="5.5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7.94cm" svg:y="5.5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9.053cm" svg:y="5.5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10.164cm" svg:y="5.5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12.388cm" svg:y="5.5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12.388cm" svg:y="5.5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11.276cm" svg:y="5.5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6.829cm" svg:y="6.6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7.94cm" svg:y="6.6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9.053cm" svg:y="6.6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10.164cm" svg:y="6.6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12.388cm" svg:y="6.6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12.388cm" svg:y="6.6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11.276cm" svg:y="6.6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6.829cm" svg:y="7.8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7.94cm" svg:y="7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9.053cm" svg:y="7.8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10.164cm" svg:y="7.8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12.388cm" svg:y="7.8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12.388cm" svg:y="7.8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11.276cm" svg:y="7.81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draw:layer="layout" svg:width="1.111cm" svg:height="1.112cm" svg:x="6.829cm" svg:y="8.9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7.94cm" svg:y="8.9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9.053cm" svg:y="8.9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10.164cm" svg:y="8.9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12.388cm" svg:y="8.9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12.388cm" svg:y="8.9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11.276cm" svg:y="8.9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6.829cm" svg:y="10.0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7.94cm" svg:y="10.0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9.053cm" svg:y="10.0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10.164cm" svg:y="10.0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12.388cm" svg:y="10.0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12.388cm" svg:y="10.0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11.276cm" svg:y="10.0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6.829cm" svg:y="11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7.94cm" svg:y="11.1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9.053cm" svg:y="11.1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10.164cm" svg:y="11.1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12.388cm" svg:y="11.1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12.388cm" svg:y="11.1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11.276cm" svg:y="11.1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6.829cm" svg:y="12.2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7.94cm" svg:y="12.2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9.053cm" svg:y="12.2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10.164cm" svg:y="12.2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12.388cm" svg:y="12.2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12.388cm" svg:y="12.2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11.276cm" svg:y="12.2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2.381cm" svg:y="3.3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3.492cm" svg:y="3.3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5.716cm" svg:y="3.3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5.716cm" svg:y="3.3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4.605cm" svg:y="3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2.381cm" svg:y="4.4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3.492cm" svg:y="4.4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5.716cm" svg:y="4.4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5.716cm" svg:y="4.4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4.605cm" svg:y="4.4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2.381cm" svg:y="5.5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3.492cm" svg:y="5.5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5.716cm" svg:y="5.5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5.716cm" svg:y="5.5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4.605cm" svg:y="5.5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2.381cm" svg:y="6.6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3.492cm" svg:y="6.6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5.716cm" svg:y="6.6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5.716cm" svg:y="6.6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4.605cm" svg:y="6.6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2.381cm" svg:y="7.8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3.492cm" svg:y="7.8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5.716cm" svg:y="7.8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5.716cm" svg:y="7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4.605cm" svg:y="7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2.381cm" svg:y="8.9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3.492cm" svg:y="8.9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5.716cm" svg:y="8.9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5.716cm" svg:y="8.9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4.605cm" svg:y="8.9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2.381cm" svg:y="10.0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3.492cm" svg:y="10.0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5.716cm" svg:y="10.0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5.716cm" svg:y="10.0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4.605cm" svg:y="10.0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2.381cm" svg:y="11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3.492cm" svg:y="11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5.716cm" svg:y="11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5.716cm" svg:y="11.1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4.605cm" svg:y="11.1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2.381cm" svg:y="12.2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3.492cm" svg:y="12.2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5.716cm" svg:y="12.2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5.716cm" svg:y="12.2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4.605cm" svg:y="12.2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1cm" svg:height="1.5cm" svg:x="2.5cm" svg:y="13.3cm">
          <text:p text:style-name="P2"><text:span text:style-name="T1">Simulation gr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14.5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15.611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16.724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17.83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18.948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20.059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21.172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22.283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24.507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24.507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23.395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18.948cm" svg:y="3.3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20.059cm" svg:y="3.3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21.172cm" svg:y="3.3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22.283cm" svg:y="3.3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24.507cm" svg:y="3.3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24.507cm" svg:y="3.3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23.395cm" svg:y="3.3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18.948cm" svg:y="4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20.059cm" svg:y="4.4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21.172cm" svg:y="4.4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22.283cm" svg:y="4.4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24.507cm" svg:y="4.4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24.507cm" svg:y="4.4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23.395cm" svg:y="4.4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18.948cm" svg:y="5.5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20.059cm" svg:y="5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21.172cm" svg:y="5.5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22.283cm" svg:y="5.5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24.507cm" svg:y="5.5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24.507cm" svg:y="5.5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23.395cm" svg:y="5.5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18.948cm" svg:y="6.6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20.059cm" svg:y="6.6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21.172cm" svg:y="6.6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22.283cm" svg:y="6.6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24.507cm" svg:y="6.6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24.507cm" svg:y="6.6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12cm" svg:height="1.113cm" svg:x="23.395cm" svg:y="6.6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18.948cm" svg:y="7.7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20.059cm" svg:y="7.7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21.172cm" svg:y="7.7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22.283cm" svg:y="7.7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24.507cm" svg:y="7.7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24.507cm" svg:y="7.7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12cm" svg:height="1.111cm" svg:x="23.395cm" svg:y="7.76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draw:layer="layout" svg:width="1.111cm" svg:height="1.112cm" svg:x="18.948cm" svg:y="8.8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20.059cm" svg:y="8.8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21.172cm" svg:y="8.8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22.283cm" svg:y="8.8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24.507cm" svg:y="8.8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24.507cm" svg:y="8.8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23.395cm" svg:y="8.8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18.948cm" svg:y="9.9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20.059cm" svg:y="9.9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21.172cm" svg:y="9.9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22.283cm" svg:y="9.9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24.507cm" svg:y="9.9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24.507cm" svg:y="9.9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23.395cm" svg:y="9.9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18.948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20.059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21.172cm" svg:y="11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22.283cm" svg:y="11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24.507cm" svg:y="11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24.507cm" svg:y="11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23.395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18.948cm" svg:y="12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20.059cm" svg:y="12.2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21.172cm" svg:y="12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22.283cm" svg:y="12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24.507cm" svg:y="12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24.507cm" svg:y="12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12cm" svg:height="1.112cm" svg:x="23.395cm" svg:y="12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14.5cm" svg:y="3.3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15.611cm" svg:y="3.3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17.835cm" svg:y="3.3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17.835cm" svg:y="3.3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16.724cm" svg:y="3.3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14.5cm" svg:y="4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15.611cm" svg:y="4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17.835cm" svg:y="4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17.835cm" svg:y="4.4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16.724cm" svg:y="4.4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14.5cm" svg:y="5.5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15.611cm" svg:y="5.5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17.835cm" svg:y="5.5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17.835cm" svg:y="5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16.724cm" svg:y="5.5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14.5cm" svg:y="6.6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15.611cm" svg:y="6.6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17.835cm" svg:y="6.6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13cm" svg:height="1.113cm" svg:x="17.835cm" svg:y="6.6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11cm" svg:height="1.113cm" svg:x="16.724cm" svg:y="6.6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14.5cm" svg:y="7.7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15.611cm" svg:y="7.7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17.835cm" svg:y="7.7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13cm" svg:height="1.111cm" svg:x="17.835cm" svg:y="7.7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11cm" svg:height="1.111cm" svg:x="16.724cm" svg:y="7.7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14.5cm" svg:y="8.8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15.611cm" svg:y="8.8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17.835cm" svg:y="8.8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17.835cm" svg:y="8.8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16.724cm" svg:y="8.8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14.5cm" svg:y="9.9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15.611cm" svg:y="9.9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17.835cm" svg:y="9.9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17.835cm" svg:y="9.9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16.724cm" svg:y="9.9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14.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15.611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17.8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17.835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16.724cm" svg:y="11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14.5cm" svg:y="12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15.611cm" svg:y="12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17.835cm" svg:y="12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13cm" svg:height="1.112cm" svg:x="17.835cm" svg:y="12.2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11cm" svg:height="1.112cm" svg:x="16.724cm" svg:y="12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1cm" svg:height="1.5cm" svg:x="14.619cm" svg:y="13.25cm">
          <text:p text:style-name="P2"><text:span text:style-name="T1">GPU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4:27:07.400157307</meta:creation-date>
    <dc:date>2024-04-26T10:06:09.169022185</dc:date>
    <meta:editing-duration>PT20M35S</meta:editing-duration>
    <meta:editing-cycles>2</meta:editing-cycles>
    <meta:generator>LibreOffice/24.2.2.2$Linux_X86_64 LibreOffice_project/420$Build-2</meta:generator>
    <meta:document-statistic meta:object-count="240"/>
  </office:meta>
</office:document-meta>
</file>